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08BC69DE72389B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d53918" draw:fill-color="#f9ff2a" draw:textarea-horizontal-align="justify" draw:textarea-vertical-align="middle" draw:auto-grow-height="false" fo:min-height="1.152cm" fo:min-width="8.953cm"/>
    </style:style>
    <style:style style:name="gr3" style:family="graphic" style:parent-style-name="standard">
      <style:graphic-properties draw:stroke="none" svg:stroke-color="#000000" draw:fill="none" draw:fill-color="#ff6600" fo:min-height="1.401cm"/>
    </style:style>
    <style:style style:name="gr4" style:family="graphic" style:parent-style-name="standard">
      <style:graphic-properties draw:stroke="solid" svg:stroke-width="0.102cm" svg:stroke-color="#000000" draw:marker-start="" draw:marker-start-width="0.52cm" draw:marker-start-center="false" draw:marker-end="" draw:marker-end-width="0.52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2.33cm" fo:min-width="7.425cm" fo:padding-top="0.169cm" fo:padding-bottom="0.169cm" fo:padding-left="0.288cm" fo:padding-right="0.288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2.406cm" fo:min-width="4.057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loext:graphic-properties draw:fill-color="#f9ff2a"/>
      <style:paragraph-properties fo:text-align="center"/>
    </style:style>
    <style:style style:name="P3" style:family="paragraph">
      <loext:graphic-properties draw:fill="none" draw:fill-color="#ff6600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.889cm" svg:y="8.366cm">
          <draw:image xlink:href="Pictures/1000000000000500000002D008BC69DE72389BCA.png" xlink:type="simple" xlink:show="embed" xlink:actuate="onLoad">
            <text:p/>
          </draw:image>
        </draw:frame>
        <draw:custom-shape draw:style-name="gr2" draw:text-style-name="P2" draw:layer="layout" svg:width="9.603cm" svg:height="1.552cm" draw:transform="skewX (0.379085513533168) translate (6.571cm 10.906cm)">
          <text:p text:style-name="P1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953cm" svg:height="1.651cm" svg:x="7.604cm" svg:y="14.081cm">
          <draw:text-box>
            <text:p>Comenzar</text:p>
          </draw:text-box>
        </draw:frame>
      </draw:page>
      <draw:page draw:name="page2" draw:style-name="dp1" draw:master-page-name="Default">
        <draw:custom-shape draw:style-name="gr4" draw:text-style-name="P5" draw:layer="layout" svg:width="8.001cm" svg:height="2.667cm" draw:transform="rotate (-0.0329867228626928) translate (7.141cm 10.331cm)">
          <text:p text:style-name="P4"><text:span text:style-name="T1">Comenzar</text:span></text:p>
          <text:p text:style-name="P4"><text:span text:style-name="T1"/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20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629.0854572714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</draw:page>
      <draw:page draw:name="page3" draw:style-name="dp1" draw:master-page-name="Default">
        <draw:custom-shape draw:style-name="gr5" draw:text-style-name="P5" draw:layer="layout" svg:width="4.556cm" svg:height="2.667cm" draw:transform="rotate (-0.0329867228626928) translate (7.141cm 10.331cm)">
          <text:p text:style-name="P4"><text:span text:style-name="T1">Salir</text:span></text:p>
          <text:p text:style-name="P4"><text:span text:style-name="T1"/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20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8604.4977511244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</draw:page>
      <draw:page draw:name="page4" draw:style-name="dp1" draw:master-page-name="Default">
        <draw:frame draw:style-name="gr6" draw:text-style-name="P6" draw:layer="layout" svg:width="2.54cm" svg:height="1.397cm" svg:x="5.953cm" svg:y="9.763cm">
          <draw:text-box>
            <text:p>Juga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ff420e" draw:marker-start-width="0.432cm" draw:marker-start-center="false" draw:marker-end-width="0.432cm" draw:marker-end-center="false" draw:fill="gradient" draw:fill-color="#ff6600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23:09:37.667216693</meta:creation-date>
    <dc:date>2017-11-05T00:14:28.356736979</dc:date>
    <meta:editing-duration>PT10M35S</meta:editing-duration>
    <meta:editing-cycles>1</meta:editing-cycles>
    <meta:document-statistic meta:object-count="6"/>
    <meta:generator>LibreOffice/5.1.6.2$Linux_X86_64 LibreOffice_project/10m0$Build-2</meta:generator>
  </office:meta>
</office:document-meta>
</file>